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4381" officeooo:paragraph-rsid="00074381"/>
    </style:style>
    <style:style style:name="P2" style:family="paragraph" style:parent-style-name="Standard">
      <style:text-properties officeooo:rsid="00074381" officeooo:paragraph-rsid="000ac2b2"/>
    </style:style>
    <style:style style:name="T1" style:family="text">
      <style:text-properties officeooo:rsid="0009552f"/>
    </style:style>
    <style:style style:name="T2" style:family="text">
      <style:text-properties officeooo:rsid="000a6480"/>
    </style:style>
    <style:style style:name="T3" style:family="text">
      <style:text-properties style:font-name="Liberation Serif1" officeooo:rsid="000a6480"/>
    </style:style>
    <style:style style:name="T4" style:family="text">
      <style:text-properties style:font-name="Liberation Serif1" officeooo:rsid="000ac2b2"/>
    </style:style>
    <style:style style:name="T5" style:family="text">
      <style:text-properties officeooo:rsid="000fe5c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fe5c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7">Q1</text:span><text:span text:style-name="T5">) </text:span><text:a xlink:type="simple" xlink:href="https://www.tinkercad.com/things/aFOqV5fOuqX-tarefa11-q1/editel?sharecode=YR8DhfHXytcQfy2fMBi2aezKZKefcVHjoYRgGjHtvLI" text:style-name="Internet_20_link" text:visited-style-name="Visited_20_Internet_20_Link"><text:span text:style-name="T5">https://www.tinkercad.com/things/aFOqV5fOuqX-tarefa11-q1/editel?sharecode=YR8DhfHXytcQfy2fMBi2aezKZKefcVHjoYRgGjHtvLI</text:span></text:a></text:p>
      <text:p text:style-name="Standard"/>
      <text:p text:style-name="P1"><text:span text:style-name="T7"/></text:p>
      <text:p text:style-name="P1"><text:span text:style-name="T7">Q</text:span><text:span text:style-name="T6">2</text:span>) <text:a xlink:type="simple" xlink:href="https://www.tinkercad.com/things/5A6M1WemAkJ-tarefa11-q2/editel?sharecode=EgJ8hjpvhUSzfSGmrtH8ziZd29kIkmDeOuEHhIqaEag" text:style-name="Internet_20_link" text:visited-style-name="Visited_20_Internet_20_Link">https://www.tinkercad.com/things/5A6M1WemAkJ-tarefa11-q2/editel?sharecode=EgJ8hjpvhUSzfSGmrtH8ziZd29kIkmDeOuEHhIqaEag</text:a></text:p>
      <text:p text:style-name="P1"/>
      <text:p text:style-name="P1"><text:tab/><text:span text:style-name="T1">Com a resistência baixa, o LED brilha com mais intensidade. Com a resistência alta, o LED brilha com menos intensidade. Se a resistência for muito alta, o LED não acende.</text:span></text:p>
      <text:p text:style-name="P1"/>
      <text:p text:style-name="P1"><text:span text:style-name="T7"/></text:p>
      <text:p text:style-name="P1"><text:span text:style-name="T7">Q</text:span><text:span text:style-name="T6">3</text:span>) <text:a xlink:type="simple" xlink:href="https://www.tinkercad.com/things/fTapafebEW5-tarefa11-q3/editel?sharecode=M82caCZsG7VQg3YYFqWmQaGLwjieAFXwx1ITL-3TxQo" text:style-name="Internet_20_link" text:visited-style-name="Visited_20_Internet_20_Link">https://www.tinkercad.com/things/fTapafebEW5-tarefa11-q3/editel?sharecode=M82caCZsG7VQg3YYFqWmQaGLwjieAFXwx1ITL-3TxQo</text:a></text:p>
      <text:p text:style-name="P1"/>
      <text:p text:style-name="P2"><text:tab/><text:span text:style-name="T2">Considerando um resistor de 1 k</text:span><text:span text:style-name="T3">Ω, o amperímetro marca uma corrente mínima de 0 A, e uma corrente máxima de 64,9 µA. O voltímetro marca uma tensão mínima de 0 V, e uma tensão máxima de 1,76 V. </text:span></text:p>
      <text:p text:style-name="P2"><text:span text:style-name="T3"><text:tab/></text:span><text:span text:style-name="T4">Quando a resistência aumenta, a corrente cai e a tensão aumenta. Quando a resistência diminui, a corrente aumenta e a tensão diminui.</text:span></text:p>
      <text:p text:style-name="P1"/>
      <text:p text:style-name="P1"><text:span text:style-name="T7"/></text:p>
      <text:p text:style-name="P1"><text:span text:style-name="T7">Q</text:span><text:span text:style-name="T6">4</text:span>) <text:a xlink:type="simple" xlink:href="https://www.tinkercad.com/things/k5Q1qBynTLb-tarefa11-q4/editel?sharecode=QSHIeSbAB1YH3Z8JAC5qTHOQK4zENmbJqxDVZ9lKorA" text:style-name="Internet_20_link" text:visited-style-name="Visited_20_Internet_20_Link">https://www.tinkercad.com/things/k5Q1qBynTLb-tarefa11-q4/editel?sharecode=QSHIeSbAB1YH3Z8JAC5qTHOQK4zENmbJqxDVZ9lKorA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0T10:07:23.650998261</meta:creation-date>
    <dc:date>2020-10-20T16:39:58.733750445</dc:date>
    <meta:editing-duration>PT6H22M21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98" meta:character-count="982" meta:non-whitespace-character-count="887"/>
  </office:meta>
</office:document-meta>
</file>